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style:rel-width="100%" fo:margin-left="-0.191cm" table:align="left" style:writing-mode="lr-tb"/>
    </style:style>
    <style:style style:name="Table1.A" style:family="table-column">
      <style:table-column-properties style:column-width="7.939cm" style:rel-column-width="4348*"/>
    </style:style>
    <style:style style:name="Table1.B" style:family="table-column">
      <style:table-column-properties style:column-width="4.764cm" style:rel-column-width="2609*"/>
    </style:style>
    <style:style style:name="Table1.C" style:family="table-column">
      <style:table-column-properties style:column-width="5.29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0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  <style:text-properties fo:color="#ff0000" fo:font-size="14pt" officeooo:paragraph-rsid="00147fce" style:font-size-asian="14pt" style:font-size-complex="14pt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color="#ff0000" fo:font-size="14pt" officeooo:paragraph-rsid="00147fce" style:font-size-asian="14pt" style:font-size-complex="14pt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11462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114626" officeooo:paragraph-rsid="00127b7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114626" officeooo:paragraph-rsid="0013326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114626" officeooo:paragraph-rsid="0012dde2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114626" officeooo:paragraph-rsid="00147fc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16dc2d" officeooo:paragraph-rsid="0016dc2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1796d1" officeooo:paragraph-rsid="001796d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195ef1" officeooo:paragraph-rsid="00195ef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11462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114626" officeooo:paragraph-rsid="0013326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016dc2d" officeooo:paragraph-rsid="0016dc2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style="normal" fo:font-weight="bold" officeooo:rsid="00114626" officeooo:paragraph-rsid="00114626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style="normal" fo:font-weight="bold" officeooo:rsid="0014fc25" officeooo:paragraph-rsid="0014fc25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27" style:family="paragraph" style:parent-style-name="Standard">
      <style:paragraph-properties fo:margin-left="0cm" fo:margin-right="0cm" fo:line-height="120%" fo:text-align="justify" style:justify-single-word="false" fo:orphans="0" fo:widows="0" fo:text-indent="0cm" style:auto-text-indent="false" style:vertical-align="auto"/>
      <style:text-properties fo:color="#000000" fo:font-size="14pt" fo:font-weight="normal" officeooo:rsid="00114626" officeooo:paragraph-rsid="0014fc2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114626" officeooo:paragraph-rsid="0013326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officeooo:rsid="00195ef1" officeooo:paragraph-rsid="00195ef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style:snap-to-layout-gri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size="14pt" fo:font-weight="normal" officeooo:rsid="00114626" officeooo:paragraph-rsid="00114626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size="14pt" fo:font-weight="normal" officeooo:rsid="0014fc25" officeooo:paragraph-rsid="0014fc25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fo:font-weight="normal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 style:master-page-name="">
      <loext:graphic-properties draw:fill="none"/>
      <style:paragraph-properties fo:margin-left="-1.499cm" fo:margin-right="0cm" fo:line-height="150%" fo:text-align="center" style:justify-single-word="false" fo:orphans="2" fo:widows="2" fo:text-indent="0cm" style:auto-text-indent="false" style:page-number="auto" fo:background-color="transparent" style:writing-mode="lr-tb"/>
      <style:text-properties fo:color="#000000"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line-height="120%" fo:text-align="justify" style:justify-single-word="false" fo:orphans="2" fo:widows="2" fo:text-indent="1cm" style:auto-text-indent="false" style:vertical-align="auto"/>
      <style:text-properties fo:color="#000000" style:font-name="Times New Roman" fo:font-size="14pt" fo:language="ru" fo:country="RU" fo:font-weight="normal" officeooo:rsid="00114626" officeooo:paragraph-rsid="0014fc2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9" style:family="paragraph" style:parent-style-name="Standard">
      <style:paragraph-properties fo:margin-left="0cm" fo:margin-right="0cm" fo:line-height="120%" fo:text-align="justify" style:justify-single-word="false" fo:orphans="2" fo:widows="2" fo:text-indent="1cm" style:auto-text-indent="false" style:vertical-align="auto"/>
      <style:text-properties officeooo:paragraph-rsid="0014fc25"/>
    </style:style>
    <style:style style:name="P40" style:family="paragraph" style:parent-style-name="Standard" style:master-page-name="">
      <loext:graphic-properties draw:fill="none"/>
      <style:paragraph-properties fo:margin-left="5.099cm" fo:margin-right="0cm" fo:line-height="120%" fo:text-align="justify" style:justify-single-word="false" fo:orphans="2" fo:widows="2" fo:text-indent="1.199cm" style:auto-text-indent="false" style:page-number="auto" fo:background-color="transparent" style:vertical-align="auto" style:writing-mode="lr-tb"/>
      <style:text-properties officeooo:paragraph-rsid="0014fc25"/>
    </style:style>
    <style:style style:name="P41" style:family="paragraph" style:parent-style-name="Standard" style:master-page-name="">
      <loext:graphic-properties draw:fill="none"/>
      <style:paragraph-properties fo:margin-left="5.099cm" fo:margin-right="0cm" fo:line-height="120%" fo:text-align="justify" style:justify-single-word="false" fo:orphans="2" fo:widows="2" fo:text-indent="1.199cm" style:auto-text-indent="false" style:page-number="auto" fo:background-color="transparent" style:vertical-align="auto" style:writing-mode="lr-tb"/>
      <style:text-properties officeooo:paragraph-rsid="0014fc25"/>
    </style:style>
    <style:style style:name="P42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  <style:text-properties fo:color="#ff0000" fo:font-size="14pt" officeooo:paragraph-rsid="00195ef1" style:font-size-asian="14pt" style:font-size-complex="14pt"/>
    </style:style>
    <style:style style:name="T1" style:family="text">
      <style:text-properties fo:text-transform="uppercase" fo:color="#000000" fo:font-weight="bold" style:font-weight-asian="bold" style:font-size-complex="14pt" style:font-weight-complex="bold"/>
    </style:style>
    <style:style style:name="T2" style:family="text">
      <style:text-properties fo:text-transform="uppercase" fo:color="#000000" fo:font-weight="bold" officeooo:rsid="00147fce" style:font-weight-asian="bold" style:font-weight-complex="bold"/>
    </style:style>
    <style:style style:name="T3" style:family="text">
      <style:text-properties fo:text-transform="uppercase" fo:color="#000000" fo:font-size="10pt" fo:font-weight="bold" officeooo:rsid="00147fce" style:font-size-asian="10pt" style:font-weight-asian="bold" style:font-size-complex="10pt" style:font-weight-complex="bold"/>
    </style:style>
    <style:style style:name="T4" style:family="text">
      <style:text-properties fo:text-transform="uppercase" fo:color="#000000" fo:font-size="10pt" fo:font-weight="bold" officeooo:rsid="00195ef1" style:font-size-asian="10pt" style:font-weight-asian="bold" style:font-size-complex="1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14626" style:font-size-asian="14pt" style:font-size-complex="14pt"/>
    </style:style>
    <style:style style:name="T7" style:family="text">
      <style:text-properties fo:font-variant="normal" fo:text-transform="none"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fo:font-size="14pt" fo:font-weight="bold" officeooo:rsid="00114626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officeooo:rsid="00114626"/>
    </style:style>
    <style:style style:name="T11" style:family="text">
      <style:text-properties officeooo:rsid="0014fc25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/>
    </style:style>
    <style:style style:name="T14" style:family="text">
      <style:text-properties style:font-name="Times New Roman" fo:font-size="14pt" officeooo:rsid="0014fc25" style:font-size-asian="14pt"/>
    </style:style>
    <style:style style:name="T15" style:family="text">
      <style:text-properties style:font-name="Times New Roman" fo:font-size="14pt" fo:font-style="italic" style:font-size-asian="14pt" style:font-style-asian="italic"/>
    </style:style>
    <style:style style:name="T16" style:family="text">
      <style:text-properties style:font-name="Times New Roman" fo:font-size="14pt" fo:language="en" fo:country="US" fo:font-style="italic" style:font-size-asian="14pt" style:font-style-asian="italic"/>
    </style:style>
    <style:style style:name="T17" style:family="text">
      <style:text-properties style:font-name="Times New Roman" officeooo:rsid="0014fc25"/>
    </style:style>
    <style:style style:name="T18" style:family="text">
      <style:text-properties fo:font-style="italic" style:font-style-asian="italic"/>
    </style:style>
    <style:style style:name="T19" style:family="text">
      <style:text-properties fo:language="en" fo:country="US" fo:font-style="italic" style:font-style-asian="italic"/>
    </style:style>
    <style:style style:name="T20" style:family="text">
      <style:text-properties officeooo:rsid="0016dc2d"/>
    </style:style>
    <style:style style:name="T21" style:family="text">
      <style:text-properties officeooo:rsid="001796d1"/>
    </style:style>
    <style:style style:name="T22" style:family="text">
      <style:text-properties officeooo:rsid="00195e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4"/>
      <text:p text:style-name="P4"/>
      <text:p text:style-name="P4"/>
      <text:p text:style-name="P5"><text:span text:style-name="T5">Кафедра «</text:span><text:span text:style-name="T6">МОЭВМ»</text:span></text:p>
      <text:p text:style-name="P4"/>
      <text:p text:style-name="P6"/>
      <text:p text:style-name="P37"/>
      <text:p text:style-name="P6"/>
      <text:p text:style-name="P9"><text:span text:style-name="Название_20_книги"><text:span text:style-name="T1">отчет</text:span></text:span></text:p>
      <text:p text:style-name="P5"><text:span text:style-name="T5">по лабораторной работе №</text:span><text:span text:style-name="T6">1</text:span></text:p>
      <text:p text:style-name="P5"><text:span text:style-name="T5">по дисциплине «</text:span><text:span text:style-name="T6">Алгоритмы и структуры данных</text:span><text:span text:style-name="T5">»</text:span></text:p>
      <text:p text:style-name="P3"><text:span text:style-name="Название_20_книги"><text:span text:style-name="T7">Тема: </text:span></text:span><text:span text:style-name="Название_20_книги"><text:span text:style-name="T8">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<text:span text:style-name="T5">Студент гр. </text:span><text:span text:style-name="T6">7381</text:span></text:p>
          </table:table-cell>
          <table:table-cell table:style-name="Table1.B1" office:value-type="string">
            <text:p text:style-name="P32"/>
          </table:table-cell>
          <table:table-cell table:style-name="Table1.A1" office:value-type="string">
            <text:p text:style-name="P34">Ильясов А. В.</text:p>
          </table:table-cell>
        </table:table-row>
        <table:table-row table:style-name="Table1.1">
          <table:table-cell table:style-name="Table1.A1" office:value-type="string">
            <text:p text:style-name="P31">Преподаватель</text:p>
          </table:table-cell>
          <table:table-cell table:style-name="Table1.B2" office:value-type="string">
            <text:p text:style-name="P32"/>
          </table:table-cell>
          <table:table-cell table:style-name="Table1.A1" office:value-type="string">
            <text:p text:style-name="P33">Фирсов М. А.</text:p>
          </table:table-cell>
        </table:table-row>
      </table:table>
      <text:p text:style-name="P6"/>
      <text:p text:style-name="P6"/>
      <text:p text:style-name="P6">Санкт-Петербург</text:p>
      <text:p text:style-name="P6">201<text:span text:style-name="T10">8</text:span></text:p>
      <text:p text:style-name="P13">Цель работы.</text:p>
      <text:p text:style-name="P27"><text:span text:style-name="T12"><text:tab/></text:span><text:span text:style-name="T17">О</text:span><text:span text:style-name="T12">знакомиться с основными понятиями и при</text:span><text:span text:style-name="T17">е</text:span><text:span text:style-name="T12">мами рекурсивного программирования, получить навыки программирования рекурсивных процедур и функций.</text:span></text:p>
      <text:p text:style-name="P8"/>
      <text:p text:style-name="P22">Основные теоретические положения.</text:p>
      <text:p text:style-name="P14"><text:span text:style-name="T9">Рекурсия 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</text:span></text:p>
      <text:p text:style-name="P14"/>
      <text:p text:style-name="P25">Ход работы: </text:p>
      <text:p text:style-name="P26">Задание:</text:p>
      <text:p text:style-name="P39"><text:span text:style-name="T13"><text:tab/></text:span><text:span text:style-name="T14">Требуется п</text:span><text:span text:style-name="T13">остроить синтаксический анализатор для понятия </text:span><text:span text:style-name="T15">вещественное число</text:span><text:span text:style-name="T13">.</text:span></text:p>
      <text:p text:style-name="P39"><text:span text:style-name="T13"/></text:p>
      <text:p text:style-name="P39"><text:span text:style-name="T15">вещественное_число::=<text:tab/>целое_число.целое_без_знака</text:span><text:span text:style-name="T16"> </text:span><text:span text:style-name="T15">|</text:span></text:p>
      <text:p text:style-name="P40"><text:span text:style-name="T15">целое_число.целое_без_знака</text:span><text:span text:style-name="T13">Е</text:span><text:span text:style-name="T15">целое число</text:span><text:span text:style-name="T16"> </text:span><text:span text:style-name="T15">|</text:span></text:p>
      <text:p text:style-name="P40"><text:span text:style-name="T15">целое_число</text:span><text:span text:style-name="T13">Е</text:span><text:span text:style-name="T15">целое_число</text:span></text:p>
      <text:p text:style-name="P39"><text:span text:style-name="T15">целое_без_знака::= цифра</text:span><text:span text:style-name="T16"> </text:span><text:span text:style-name="T13">| </text:span><text:span text:style-name="T15">цифра <text:s/>целое_без_знака</text:span></text:p>
      <text:p text:style-name="P38"><text:span text:style-name="T18">целое_число::= целое_без_знака |</text:span><text:span text:style-name="T19"> </text:span><text:span text:style-name="T18">+целое_без_знака |</text:span><text:span text:style-name="T19"> </text:span><field:fieldmark-start text:name="__Fieldmark__7331_163152314" field:type="SYMBOL 45 \f &quot;Symbol&quot; \s 14"/><field:fieldmark-end/><text:span text:style-name="T18">целое_без_знака</text:span></text:p>
      <text:p text:style-name="P38"><text:span text:style-name="T18"/></text:p>
      <text:p text:style-name="P15">В работе используется язык программирова<text:span text:style-name="T11">ни</text:span>я C.</text:p>
      <text:p text:style-name="P15"/>
      <text:p text:style-name="P24">Выполнение:</text:p>
      <text:p text:style-name="P16"><text:span text:style-name="T20">Был создан </text:span>файл <text:span text:style-name="T20">с исходным кодом:</text:span> <text:span text:style-name="T11">lab1.c.</text:span></text:p>
      <text:p text:style-name="P19">В нем созданы 5 функций:</text:p>
      <text:p text:style-name="P19"><text:tab/>tabs(int deepCount): печатает отступы в соответствии с числом deepCount для наглядности работы рекурсии;</text:p>
      <text:p text:style-name="P19"><text:tab/>isDigit(char symbol, int deepCount): проверяет, является ли символ symbol цифрой;</text:p>
      <text:p text:style-name="P19"><text:tab/>isUnsignedInteger(char *string, int deepCount): рекурсивная функция, проверяет, является ли поданая строка string целым числом без знака;</text:p>
      <text:p text:style-name="P19"><text:soft-page-break/><text:tab/>isInteger(char *string, int deepCount): проверяет, является ли поданая строка string целым числом;</text:p>
      <text:p text:style-name="P19"><text:tab/>isRealNumber(char *string): функция, <text:span text:style-name="T21">разделяющая первоначальную строку на части и распределяющая их по функциям, описанным выше.</text:span></text:p>
      <text:p text:style-name="P17">В функции main() <text:span text:style-name="T21">просиходит считывание строки и вызов функции isRealInteger.</text:span></text:p>
      <text:p text:style-name="P28"><text:tab/>Файл компиляции программы <text:s/>— compile.<text:span text:style-name="T21">sh</text:span>: </text:p>
      <text:p text:style-name="P28"><text:tab/><text:tab/><text:span text:style-name="T21">компилирует исходный код в исполняемый файл lab1.</text:span></text:p>
      <text:p text:style-name="P16">Файл содержащий результат выполнения программы: <text:span text:style-name="T21">runtests.sh</text:span>:</text:p>
      <text:p text:style-name="P16"><text:tab/><text:span text:style-name="T21">содержит скрипт, запускающий ряд тестов.</text:span></text:p>
      <text:p text:style-name="P16"/>
      <text:p text:style-name="P23">Тестирование программы:</text:p>
      <text:p text:style-name="P20">Тестирование данной программы состоит в том, чтобы ее проверить работоспособность путем запуска со всеми верными входными данными, а также убедится в корректном выводе при неверных введенных данных. В качестве <text:span text:style-name="T22">корректных входных данных были выбраны следующие примеры записи вещественных чисел:</text:span></text:p>
      <text:p text:style-name="P21">123.456;</text:p>
      <text:p text:style-name="P21">123E456;</text:p>
      <text:p text:style-name="P21">123.456E789;</text:p>
      <text:p text:style-name="P21">1E+456.</text:p>
      <text:p text:style-name="P29">В качестве некорректных входных данных были выбраны следующие строки:</text:p>
      <text:p text:style-name="P29"><text:tab/>123456;</text:p>
      <text:p text:style-name="P29"><text:tab/>hello world.</text:p>
      <text:p text:style-name="P14"/>
      <text:p text:style-name="P22">Вывод.</text:p>
      <text:p text:style-name="P18">В ходе выполнения лабораторной работы получены знания по теме «рекурсия» и закреплены знания синтаксиса языка С; </text:p>
      <text:p text:style-name="P14"><text:bookmark text:name="_GoBack"/></text:p>
      <text:p text:style-name="P7"/>
      <text:p text:style-name="P11"><text:span text:style-name="Название_20_книги"><text:span text:style-name="T2">Исходный код:</text:span></text:span></text:p>
      <text:p text:style-name="P42"><text:span text:style-name="Название_20_книги"><text:span text:style-name="T4">#include &lt;stdio.h&gt;</text:span></text:span></text:p>
      <text:p text:style-name="P42"><text:span text:style-name="Название_20_книги"><text:span text:style-name="T4">#include &lt;locale.h&gt;</text:span></text:span></text:p>
      <text:p text:style-name="P42"><text:span text:style-name="Название_20_книги"><text:span text:style-name="T4">#include &lt;string.h&gt;</text:span></text:span></text:p>
      <text:p text:style-name="P42"><text:span text:style-name="Название_20_книги"><text:span text:style-name="T4">#include &lt;stdlib.h&gt;</text:span></text:span></text:p>
      <text:p text:style-name="P42"><text:span text:style-name="Название_20_книги"><text:span text:style-name="T4">#include &lt;ctype.h&gt;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void tabs(int deepCount) {<text:tab/><text:tab/><text:tab/><text:tab/><text:tab/><text:tab/><text:tab/><text:tab/><text:tab/>// Функция печати отступов</text:span></text:span></text:p>
      <text:p text:style-name="P42"><text:span text:style-name="Название_20_книги"><text:span text:style-name="T4"><text:tab/>for (int i = 0; i &lt; deepCount; i++)</text:span></text:span></text:p>
      <text:p text:style-name="P42"><text:span text:style-name="Название_20_книги"><text:span text:style-name="T4"><text:tab/><text:tab/>printf(".\t");</text:span></text:span></text:p>
      <text:p text:style-name="P42"><text:span text:style-name="Название_20_книги"><text:span text:style-name="T4">}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int isDigit(char symbol, int deepCount) {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tabs(deepCount);</text:span></text:span></text:p>
      <text:p text:style-name="P42"><text:span text:style-name="Название_20_книги"><text:span text:style-name="T4"><text:tab/>printf("Вызов функции isDigit для %c:\n", symbol);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int interimResult = isdigit(symbol);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tabs(deepCount+1);</text:span></text:span></text:p>
      <text:p text:style-name="P42"><text:span text:style-name="Название_20_книги"><text:span text:style-name="T4"><text:tab/>printf(interimResult ? "Это цифра!\n" : "Это не цифра!\n");</text:span></text:span></text:p>
      <text:p text:style-name="P42"><text:span text:style-name="Название_20_книги"><text:span text:style-name="T4"><text:tab/>tabs(deepCount);</text:span></text:span></text:p>
      <text:p text:style-name="P42"><text:span text:style-name="Название_20_книги"><text:span text:style-name="T4"><text:tab/>printf("Завершение функции isDigit для %c.\n", symbol);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return interimResult;</text:span></text:span></text:p>
      <text:p text:style-name="P42"><text:span text:style-name="Название_20_книги"><text:span text:style-name="T4">}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int isUnsignedInteger(char *string, int deepCount) {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tabs(deepCount);</text:span></text:span></text:p>
      <text:p text:style-name="P42"><text:span text:style-name="Название_20_книги"><text:span text:style-name="T4"><text:tab/>printf("Вызов функции isUnsignedInteger для %s:\n", string);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int interimResult = 1;</text:span></text:span></text:p>
      <text:p text:style-name="P42"><text:span text:style-name="Название_20_книги"><text:span text:style-name="T4"><text:tab/>char *interimString = string;</text:span></text:span></text:p>
      <text:p text:style-name="P42"><text:span text:style-name="Название_20_книги"><text:span text:style-name="T4"><text:tab/>if (strlen(string) == 1) {<text:tab/><text:tab/><text:tab/><text:tab/><text:tab/><text:tab/><text:tab/><text:tab/>// Если строка представляет собой один символ</text:span></text:span></text:p>
      <text:p text:style-name="P42"><text:span text:style-name="Название_20_книги"><text:span text:style-name="T4"><text:tab/><text:tab/>char symbol = string[0];</text:span></text:span></text:p>
      <text:p text:style-name="P42"><text:soft-page-break/><text:span text:style-name="Название_20_книги"><text:span text:style-name="T4"><text:tab/><text:tab/>interimResult = isDigit(symbol, deepCount+1);</text:span></text:span></text:p>
      <text:p text:style-name="P42"><text:span text:style-name="Название_20_книги"><text:span text:style-name="T4"><text:tab/>}</text:span></text:span></text:p>
      <text:p text:style-name="P42"><text:span text:style-name="Название_20_книги"><text:span text:style-name="T4"><text:tab/>else {<text:tab/><text:tab/><text:tab/><text:tab/><text:tab/><text:tab/><text:tab/><text:tab/><text:tab/><text:tab/><text:tab/>// Если строка состоит из нескольких символов</text:span></text:span></text:p>
      <text:p text:style-name="P42"><text:span text:style-name="Название_20_книги"><text:span text:style-name="T4"><text:tab/><text:tab/>interimString = string;</text:span></text:span></text:p>
      <text:p text:style-name="P42"><text:span text:style-name="Название_20_книги"><text:span text:style-name="T4"><text:tab/><text:tab/>char symbol = string[0];</text:span></text:span></text:p>
      <text:p text:style-name="P42"><text:span text:style-name="Название_20_книги"><text:span text:style-name="T4"><text:tab/><text:tab/>string = string + 1;</text:span></text:span></text:p>
      <text:p text:style-name="P42"><text:span text:style-name="Название_20_книги"><text:span text:style-name="T4"><text:tab/><text:tab/>interimResult = isDigit(symbol, deepCount+1) &amp;&amp; isUnsignedInteger(string, deepCount+1);</text:span></text:span></text:p>
      <text:p text:style-name="P42"><text:span text:style-name="Название_20_книги"><text:span text:style-name="T4"><text:tab/>}</text:span></text:span></text:p>
      <text:p text:style-name="P42"><text:span text:style-name="Название_20_книги"><text:span text:style-name="T4"><text:tab/>tabs(deepCount);</text:span></text:span></text:p>
      <text:p text:style-name="P42"><text:span text:style-name="Название_20_книги"><text:span text:style-name="T4"><text:tab/>printf("Завершение функции isUnsignedInteger для %s: ", interimString);</text:span></text:span></text:p>
      <text:p text:style-name="P42"><text:span text:style-name="Название_20_книги"><text:span text:style-name="T4"><text:tab/>printf(interimResult ? "Это целое без знака!\n" : "Это не целое без знака!\n");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return interimResult;</text:span></text:span></text:p>
      <text:p text:style-name="P42"><text:span text:style-name="Название_20_книги"><text:span text:style-name="T4">}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int isInteger(char *string, int deepCount) {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tabs(deepCount);</text:span></text:span></text:p>
      <text:p text:style-name="P42"><text:span text:style-name="Название_20_книги"><text:span text:style-name="T4"><text:tab/>printf("Вызов функции isInteger для %s:\n", string);</text:span></text:span></text:p>
      <text:p text:style-name="P42"><text:span text:style-name="Название_20_книги"><text:span text:style-name="T4"><text:tab/></text:span></text:span></text:p>
      <text:p text:style-name="P42"><text:span text:style-name="Название_20_книги"><text:span text:style-name="T4"><text:tab/>int interimResult = 1;</text:span></text:span></text:p>
      <text:p text:style-name="P42"><text:span text:style-name="Название_20_книги"><text:span text:style-name="T4"><text:tab/>char *interimString = string;</text:span></text:span></text:p>
      <text:p text:style-name="P42"><text:span text:style-name="Название_20_книги"><text:span text:style-name="T4"><text:tab/>if (string[0] == '+')</text:span></text:span></text:p>
      <text:p text:style-name="P42"><text:span text:style-name="Название_20_книги"><text:span text:style-name="T4"><text:tab/><text:tab/>string = string + 1;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if (!strlen(string)) {</text:span></text:span></text:p>
      <text:p text:style-name="P42"><text:span text:style-name="Название_20_книги"><text:span text:style-name="T4"><text:tab/><text:tab/>interimResult = 0;</text:span></text:span></text:p>
      <text:p text:style-name="P42"><text:span text:style-name="Название_20_книги"><text:span text:style-name="T4"><text:tab/>}</text:span></text:span></text:p>
      <text:p text:style-name="P42"><text:span text:style-name="Название_20_книги"><text:span text:style-name="T4"><text:tab/>else {</text:span></text:span></text:p>
      <text:p text:style-name="P42"><text:span text:style-name="Название_20_книги"><text:span text:style-name="T4"><text:tab/><text:tab/>interimResult = isUnsignedInteger(string, deepCount+1);</text:span></text:span></text:p>
      <text:p text:style-name="P42"><text:span text:style-name="Название_20_книги"><text:span text:style-name="T4"><text:tab/>}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tabs(deepCount);</text:span></text:span></text:p>
      <text:p text:style-name="P42"><text:span text:style-name="Название_20_книги"><text:span text:style-name="T4"><text:tab/>printf("Завершение функции isInteger для %s: ", interimString);</text:span></text:span></text:p>
      <text:p text:style-name="P42"><text:span text:style-name="Название_20_книги"><text:span text:style-name="T4"><text:tab/>printf(interimResult ? "Это целое число!\n" : "Это не целое число!\n");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return interimResult;</text:span></text:span></text:p>
      <text:p text:style-name="P42"><text:soft-page-break/><text:span text:style-name="Название_20_книги"><text:span text:style-name="T4">}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void isRealNumber(char *string) {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printf("\nВызов функции isRealNumber для %s:\n", string);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int result = 1;</text:span></text:span></text:p>
      <text:p text:style-name="P42"><text:span text:style-name="Название_20_книги"><text:span text:style-name="T4"><text:tab/>char *firstPart;<text:tab/><text:tab/><text:tab/><text:tab/><text:tab/><text:tab/><text:tab/><text:tab/><text:tab/>// Указатели</text:span></text:span></text:p>
      <text:p text:style-name="P42"><text:span text:style-name="Название_20_книги"><text:span text:style-name="T4"><text:tab/>char *secondPart;<text:tab/><text:tab/><text:tab/><text:tab/><text:tab/><text:tab/><text:tab/><text:tab/><text:tab/>// под части строки,</text:span></text:span></text:p>
      <text:p text:style-name="P42"><text:span text:style-name="Название_20_книги"><text:span text:style-name="T4"><text:tab/>char *thirdPart;<text:tab/><text:tab/><text:tab/><text:tab/><text:tab/><text:tab/><text:tab/><text:tab/><text:tab/>// потенциально представляющие целое или целое без знака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if (strchr(string, '.')) {</text:span></text:span></text:p>
      <text:p text:style-name="P42"><text:span text:style-name="Название_20_книги"><text:span text:style-name="T4"><text:tab/><text:tab/>char *delimiter = strchr(string, '.');<text:tab/><text:tab/><text:tab/><text:tab/><text:tab/><text:tab/>//</text:span></text:span></text:p>
      <text:p text:style-name="P42"><text:span text:style-name="Название_20_книги"><text:span text:style-name="T4"><text:tab/><text:tab/>firstPart = string;<text:tab/><text:tab/><text:tab/><text:tab/><text:tab/><text:tab/><text:tab/><text:tab/>//</text:span></text:span></text:p>
      <text:p text:style-name="P42"><text:span text:style-name="Название_20_книги"><text:span text:style-name="T4"><text:tab/><text:tab/>secondPart = delimiter+1;<text:tab/><text:tab/><text:tab/><text:tab/><text:tab/><text:tab/><text:tab/>//</text:span></text:span></text:p>
      <text:p text:style-name="P42"><text:span text:style-name="Название_20_книги"><text:span text:style-name="T4"><text:tab/><text:tab/>*delimiter = '\0';<text:tab/><text:tab/><text:tab/><text:tab/><text:tab/><text:tab/><text:tab/><text:tab/>//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<text:tab/>if (!isInteger(firstPart, 1)) {</text:span></text:span></text:p>
      <text:p text:style-name="P42"><text:span text:style-name="Название_20_книги"><text:span text:style-name="T4"><text:tab/><text:tab/><text:tab/>result = 0;</text:span></text:span></text:p>
      <text:p text:style-name="P42"><text:span text:style-name="Название_20_книги"><text:span text:style-name="T4"><text:tab/><text:tab/>}</text:span></text:span></text:p>
      <text:p text:style-name="P42"><text:span text:style-name="Название_20_книги"><text:span text:style-name="T4"><text:tab/><text:tab/>else if (strchr(secondPart, 'E')) {</text:span></text:span></text:p>
      <text:p text:style-name="P42"><text:span text:style-name="Название_20_книги"><text:span text:style-name="T4"><text:tab/><text:tab/><text:tab/>char *delimiter = strchr(secondPart, 'E');<text:tab/><text:tab/><text:tab/><text:tab/>//</text:span></text:span></text:p>
      <text:p text:style-name="P42"><text:span text:style-name="Название_20_книги"><text:span text:style-name="T4"><text:tab/><text:tab/><text:tab/>thirdPart = delimiter+1;<text:tab/><text:tab/><text:tab/><text:tab/><text:tab/><text:tab/>// При обнаружении символов '.' или 'Е'</text:span></text:span></text:p>
      <text:p text:style-name="P42"><text:span text:style-name="Название_20_книги"><text:span text:style-name="T4"><text:tab/><text:tab/><text:tab/>*delimiter = '\0';<text:tab/><text:tab/><text:tab/><text:tab/><text:tab/><text:tab/><text:tab/>// разделаем строку, заменяя эти символы на '\0'</text:span></text:span></text:p>
      <text:p text:style-name="P42"><text:span text:style-name="Название_20_книги"><text:span text:style-name="T4"><text:tab/><text:tab/><text:tab/>result = isInteger(secondPart, 1) &amp;&amp; isInteger(thirdPart, 1);<text:tab/><text:tab/>//</text:span></text:span></text:p>
      <text:p text:style-name="P42"><text:span text:style-name="Название_20_книги"><text:span text:style-name="T4"><text:tab/><text:tab/>}</text:span></text:span></text:p>
      <text:p text:style-name="P42"><text:span text:style-name="Название_20_книги"><text:span text:style-name="T4"><text:tab/><text:tab/>else {</text:span></text:span></text:p>
      <text:p text:style-name="P42"><text:span text:style-name="Название_20_книги"><text:span text:style-name="T4"><text:tab/><text:tab/><text:tab/>result = isInteger(secondPart, 1);</text:span></text:span></text:p>
      <text:p text:style-name="P42"><text:span text:style-name="Название_20_книги"><text:span text:style-name="T4"><text:tab/><text:tab/>}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}</text:span></text:span></text:p>
      <text:p text:style-name="P42"><text:span text:style-name="Название_20_книги"><text:span text:style-name="T4"><text:tab/>else if (strchr(string, 'E')) {</text:span></text:span></text:p>
      <text:p text:style-name="P42"><text:span text:style-name="Название_20_книги"><text:span text:style-name="T4"><text:tab/><text:tab/>char *delimiter = strchr(string, 'E');<text:tab/><text:tab/><text:tab/><text:tab/><text:tab/><text:tab/>//</text:span></text:span></text:p>
      <text:p text:style-name="P42"><text:span text:style-name="Название_20_книги"><text:span text:style-name="T4"><text:tab/><text:tab/>firstPart = string;<text:tab/><text:tab/><text:tab/><text:tab/><text:tab/><text:tab/><text:tab/><text:tab/>//</text:span></text:span></text:p>
      <text:p text:style-name="P42"><text:soft-page-break/><text:span text:style-name="Название_20_книги"><text:span text:style-name="T4"><text:tab/><text:tab/>secondPart = delimiter+1;<text:tab/><text:tab/><text:tab/><text:tab/><text:tab/><text:tab/><text:tab/>//</text:span></text:span></text:p>
      <text:p text:style-name="P42"><text:span text:style-name="Название_20_книги"><text:span text:style-name="T4"><text:tab/><text:tab/>*delimiter = '\0';<text:tab/><text:tab/><text:tab/><text:tab/><text:tab/><text:tab/><text:tab/><text:tab/>//</text:span></text:span></text:p>
      <text:p text:style-name="P42"><text:span text:style-name="Название_20_книги"><text:span text:style-name="T4"><text:tab/><text:tab/>result = isInteger(firstPart, 1) &amp;&amp; isInteger(secondPart, 1);</text:span></text:span></text:p>
      <text:p text:style-name="P42"><text:span text:style-name="Название_20_книги"><text:span text:style-name="T4"><text:tab/>}</text:span></text:span></text:p>
      <text:p text:style-name="P42"><text:span text:style-name="Название_20_книги"><text:span text:style-name="T4"><text:tab/>else {<text:tab/><text:tab/><text:tab/><text:tab/><text:tab/><text:tab/><text:tab/><text:tab/><text:tab/><text:tab/><text:tab/>// В противном случае строка</text:span></text:span></text:p>
      <text:p text:style-name="P42"><text:span text:style-name="Название_20_книги"><text:span text:style-name="T4"><text:tab/><text:tab/>result = 0;<text:tab/><text:tab/><text:tab/><text:tab/><text:tab/><text:tab/><text:tab/><text:tab/><text:tab/>// не удовлетворяет заданному условию</text:span></text:span></text:p>
      <text:p text:style-name="P42"><text:span text:style-name="Название_20_книги"><text:span text:style-name="T4"><text:tab/>}</text:span></text:span></text:p>
      <text:p text:style-name="P42"><text:span text:style-name="Название_20_книги"><text:span text:style-name="T4"><text:tab/></text:span></text:span></text:p>
      <text:p text:style-name="P42"><text:span text:style-name="Название_20_книги"><text:span text:style-name="T4"><text:tab/>printf("Завершение функции isRealNumber, результат: ");</text:span></text:span></text:p>
      <text:p text:style-name="P42"><text:span text:style-name="Название_20_книги"><text:span text:style-name="T4"><text:tab/>printf(result ? "Это вещественное число!\n" : "Это не вещественное число!\n");</text:span></text:span></text:p>
      <text:p text:style-name="P42"><text:span text:style-name="Название_20_книги"><text:span text:style-name="T4">}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int main() {</text:span></text:span></text:p>
      <text:p text:style-name="P42"><text:span text:style-name="Название_20_книги"><text:span text:style-name="T4"><text:tab/>setlocale(LC_ALL, "Russian");</text:span></text:span></text:p>
      <text:p text:style-name="P42"><text:span text:style-name="Название_20_книги"><text:span text:style-name="T4"><text:tab/>char *input_data = malloc(sizeof(char) * 200);</text:span></text:span></text:p>
      <text:p text:style-name="P42"><text:span text:style-name="Название_20_книги"><text:span text:style-name="T4"><text:tab/>fgets(input_data, 20, stdin);</text:span></text:span></text:p>
      <text:p text:style-name="P42"><text:span text:style-name="Название_20_книги"><text:span text:style-name="T4"><text:tab/>if (input_data[strlen(input_data) - 1] == '\n')</text:span></text:span></text:p>
      <text:p text:style-name="P42"><text:span text:style-name="Название_20_книги"><text:span text:style-name="T4"><text:tab/><text:tab/>input_data[strlen(input_data) - 1] = '\0';</text:span></text:span></text:p>
      <text:p text:style-name="P42"><text:span text:style-name="Название_20_книги"><text:span text:style-name="T4"/></text:span></text:p>
      <text:p text:style-name="P42"><text:span text:style-name="Название_20_книги"><text:span text:style-name="T4"><text:tab/>freopen("result.txt", "a+", stdout); <text:tab/><text:tab/><text:tab/><text:tab/><text:tab/><text:tab/><text:tab/>// Перенаправление потока вывода в файл</text:span></text:span></text:p>
      <text:p text:style-name="P42"><text:span text:style-name="Название_20_книги"><text:span text:style-name="T4"><text:tab/>isRealNumber(input_data);</text:span></text:span></text:p>
      <text:p text:style-name="P42"><text:span text:style-name="Название_20_книги"><text:span text:style-name="T4"><text:tab/>fclose (stdout); <text:tab/><text:tab/><text:tab/><text:tab/><text:tab/><text:tab/><text:tab/><text:tab/><text:tab/>// Закрытие потока вывода</text:span></text:span></text:p>
      <text:p text:style-name="P42"><text:span text:style-name="Название_20_книги"><text:span text:style-name="T4"><text:tab/></text:span></text:span></text:p>
      <text:p text:style-name="P42"><text:span text:style-name="Название_20_книги"><text:span text:style-name="T4"><text:tab/>free(input_data);</text:span></text:span></text:p>
      <text:p text:style-name="P42"><text:span text:style-name="Название_20_книги"><text:span text:style-name="T4"><text:tab/>return 0;</text:span></text:span></text:p>
      <text:p text:style-name="P42"><text:span text:style-name="Название_20_книги"><text:span text:style-name="T4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1.558cm" fo:margin-right="1.45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18-09-13T18:18:54.446493571</dc:date>
    <meta:print-date>2015-07-17T12:06:00</meta:print-date>
    <meta:editing-cycles>5</meta:editing-cycles>
    <meta:editing-duration>PT21M8S</meta:editing-duration>
    <meta:generator>LibreOffice/5.1.6.2$Linux_X86_64 LibreOffice_project/10m0$Build-2</meta:generator>
    <meta:document-statistic meta:table-count="1" meta:image-count="0" meta:object-count="0" meta:page-count="7" meta:paragraph-count="164" meta:word-count="751" meta:character-count="6040" meta:non-whitespace-character-count="5147"/>
  </office:meta>
</office:document-meta>
</file>